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0.83mm"/>
    </style:style>
    <style:style style:name="co2" style:family="table-column">
      <style:table-column-properties fo:break-before="auto" style:column-width="15.52mm"/>
    </style:style>
    <style:style style:name="co3" style:family="table-column">
      <style:table-column-properties fo:break-before="auto" style:column-width="498.79mm"/>
    </style:style>
    <style:style style:name="co4" style:family="table-column">
      <style:table-column-properties fo:break-before="auto" style:column-width="231.18mm"/>
    </style:style>
    <style:style style:name="co5" style:family="table-column">
      <style:table-column-properties fo:break-before="auto" style:column-width="26.3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ReglasF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omini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tipo_predicado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fondo(1).</text:p>
          </table:table-cell>
          <table:table-cell office:value-type="string" calcext:value-type="string">
            <text:p>Regla general 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fondo(2).</text:p>
          </table:table-cell>
          <table:table-cell office:value-type="string" calcext:value-type="string">
            <text:p>Regla general 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_pension(TD,P,V) :- pension_fun(TD,P,PF), pension_ud(TD,P,PU), V is PF + PU.</text:p>
          </table:table-cell>
          <table:table-cell office:value-type="string" calcext:value-type="string">
            <text:p>Pension total. TD es el total devengado por la persona, P period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fondo(TD,SM,PF) :- LI is 4 * SM, (TD @&lt; LI -&gt; PF is 0).</text:p>
          </table:table-cell>
          <table:table-cell office:value-type="string" calcext:value-type="string">
            <text:p>Porcentaje para fondo de solidarida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fondo(TD,SM,PF) :- LI is 4 * SM, LS is 16 * SM, (TD @&gt;= LI, TD @&lt; LS <text:s/>-&gt; PF is 0.01).</text:p>
          </table:table-cell>
          <table:table-cell office:value-type="string" calcext:value-type="string">
            <text:p>Porcentaje para fondo de solidarida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fondo(TD,SM,PF) :- LI is 17 * SM, LS is 18 * SM, (TD @&gt;= LI, TD @&lt; LS <text:s/>-&gt; PF is 0.014).</text:p>
          </table:table-cell>
          <table:table-cell office:value-type="string" calcext:value-type="string">
            <text:p>Porcentaje para fondo de solidarida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gr(2016,3, 0.20).</text:p>
          </table:table-cell>
          <table:table-cell office:value-type="string" calcext:value-type="string">
            <text:p>factor que asocia porcentaje de para gastos de representacion segun cargo. Cargo 6 = secretario_gener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evo_SB(S,I,V) :- V is S*(1+I).</text:p>
          </table:table-cell>
          <table:table-cell office:value-type="string" calcext:value-type="string">
            <text:p>OperaciÃ³n para hallar nuevo salario basico, recibiendo S (Salario del cargo del funcionario), I(% de incremento) y retornando V como resultad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gr(2016,1, 0.50).</text:p>
          </table:table-cell>
          <table:table-cell office:value-type="string" calcext:value-type="string">
            <text:p>factor que asocia porcentaje de para gastos de representacion segun cargo. Cargo 1 = rect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40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42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45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48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49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50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51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ectacion_seguridad(comision_norem).</text:p>
          </table:table-cell>
          <table:table-cell office:value-type="string" calcext:value-type="string">
            <text:p>Regla para tener en cuenta la comisión no remunerada en el cálculo de días a liquid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53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54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57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ectacion_seguridad(licencia_norem).</text:p>
          </table:table-cell>
          <table:table-cell office:value-type="string" calcext:value-type="string">
            <text:p>Regla para tener en cuenta la licencia no remunerada en el cálculo de días a liquid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g_social(prueba,1,1,1,1,1,1).</text:p>
          </table:table-cell>
          <table:table-cell office:value-type="string" calcext:value-type="string">
            <text:p>Concepto de ejempl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lud_fun(TD,P,M,V):- \+(seg_social(comision_estudio,_,_,_,_,_,_)) -&gt; periodo_liq_salud(M),porcentaje_salud(P,PF), V is (TD * PF rnd 0).</text:p>
          </table:table-cell>
          <table:table-cell office:value-type="string" calcext:value-type="string">
            <text:p>Salud por funcionario. TD es el total devengado por la persona, P period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58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52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vedades_devengos(X):- devengo(V,N), conceptos_ibc(N), X is V.</text:p>
          </table:table-cell>
          <table:table-cell office:value-type="string" calcext:value-type="string">
            <text:p>Regla que verifica si la novedad de devengo debe ser tenida en cuenta para pagos de salud y pens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7).</text:p>
          </table:table-cell>
          <table:table-cell office:value-type="string" calcext:value-type="string">
            <text:p>Hecho que contiene nombre de concepto que debe ser tenido en cuenta en ib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_ibc(salarioBase).</text:p>
          </table:table-cell>
          <table:table-cell office:value-type="string" calcext:value-type="string">
            <text:p>Hecho que contiene nombre de concepto que se tiene en cuenta para ib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_ibc(gastosRep).</text:p>
          </table:table-cell>
          <table:table-cell office:value-type="string" calcext:value-type="string">
            <text:p>Hecho que contiene nombre de concepto que se tiene en cuenta para ib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_ibc(bonServ).</text:p>
          </table:table-cell>
          <table:table-cell office:value-type="string" calcext:value-type="string">
            <text:p>Hecho que contiene nombre de concepto que se tiene en cuenta para ib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_ibc(primaAnt).</text:p>
          </table:table-cell>
          <table:table-cell office:value-type="string" calcext:value-type="string">
            <text:p>Hecho que contiene nombre de concepto que se tiene en cuenta para ib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subsidioFa).</text:p>
          </table:table-cell>
          <table:table-cell office:value-type="string" calcext:value-type="string">
            <text:p>Hecho que contiene nombre de concepto que se tiene en cuenta para ib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lcular_ibc(V):- concepto_ibc(X), sumar_ibc(X,Y), V is Y.</text:p>
          </table:table-cell>
          <table:table-cell office:value-type="string" calcext:value-type="string">
            <text:p>Regla para calcular ib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_ibc(priTec).</text:p>
          </table:table-cell>
          <table:table-cell office:value-type="string" calcext:value-type="string">
            <text:p>Hecho que contiene nombre de concepto que se tiene en cuenta para ib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salud(1).</text:p>
          </table:table-cell>
          <table:table-cell office:value-type="string" calcext:value-type="string">
            <text:p>Periodo para el que aplica cálculo de salud. 1 es la segunda quincena del m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salud(2).</text:p>
          </table:table-cell>
          <table:table-cell office:value-type="string" calcext:value-type="string">
            <text:p>Periodo para el que aplica cálculo de salud. 2 es mes completo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pension(1).</text:p>
          </table:table-cell>
          <table:table-cell office:value-type="string" calcext:value-type="string">
            <text:p>Periodo para el que aplica calculo de pension. 1 es segunda quincena del m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pension(2).</text:p>
          </table:table-cell>
          <table:table-cell office:value-type="string" calcext:value-type="string">
            <text:p>Periodo para el que aplica cálculo de pension. 2 es mes completo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nsion_fun(TD,P,M,V):- periodo_liq_pension(M),porcentaje_pension(P,1,PF), V is (TD * PF rnd 0).</text:p>
          </table:table-cell>
          <table:table-cell office:value-type="string" calcext:value-type="string">
            <text:p>Pension por funcionario. TD es el total devengado por la persona, P period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as_liq_ps(DL,V):-(DL@&gt;=360 -&gt; V is 37; DL &lt; 90 -&gt; V is 0; V is ((DL*46) / 360 rnd 0)). </text:p>
          </table:table-cell>
          <table:table-cell office:value-type="string" calcext:value-type="string">
            <text:p>Regla para calcular días de liquidacion de prima semestr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as_liq_dic(FP,4,15).</text:p>
          </table:table-cell>
          <table:table-cell office:value-type="string" calcext:value-type="string">
            <text:p>Para la nómina 4 (prima de vacaciones), los dias a liquidar son 15)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as_liq_dic(FP,5,21).</text:p>
          </table:table-cell>
          <table:table-cell office:value-type="string" calcext:value-type="string">
            <text:p>Para la nómina 5 (sueldo vacaciones), los días a liquidar son 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as_liq_dic(FP,6,30).</text:p>
          </table:table-cell>
          <table:table-cell office:value-type="string" calcext:value-type="string">
            <text:p>Para la nómina 6 (prima navidad), los dias son 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primatec(5).</text:p>
          </table:table-cell>
          <table:table-cell office:value-type="string" calcext:value-type="string">
            <text:p>Periodo para el que aplica la prima técnica. 6 es la prima de navida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gastosrep(5).</text:p>
          </table:table-cell>
          <table:table-cell office:value-type="string" calcext:value-type="string">
            <text:p>Periodo para el que aplican gastos de representación. 5 es el sueldo de vacaciones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gastosrep(6).</text:p>
          </table:table-cell>
          <table:table-cell office:value-type="string" calcext:value-type="string">
            <text:p>Periodo para el que aplica calculo de gastos de representacion. 6 es la prima de navidad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primaant(5).</text:p>
          </table:table-cell>
          <table:table-cell office:value-type="string" calcext:value-type="string">
            <text:p>Periodo para el que aplica prima de antigüedad. 5 es sueldo de vacacion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primaant(6).</text:p>
          </table:table-cell>
          <table:table-cell office:value-type="string" calcext:value-type="string">
            <text:p>Periodo para el que aplica prima de antigüedad. 6 es prima navidad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sb(5).</text:p>
          </table:table-cell>
          <table:table-cell office:value-type="string" calcext:value-type="string">
            <text:p>Periodo para el que aplica salario base. 5 es sueldo de vacaciones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sb(6).</text:p>
          </table:table-cell>
          <table:table-cell office:value-type="string" calcext:value-type="string">
            <text:p>Periodo para el que aplica salario base. 6 es prima navida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primatec(4).</text:p>
          </table:table-cell>
          <table:table-cell office:value-type="string" calcext:value-type="string">
            <text:p>Periodo para el que aplica hallar prima técnica. 4 es la prima de vacacion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gr(2016,2, 0.50).</text:p>
          </table:table-cell>
          <table:table-cell office:value-type="string" calcext:value-type="string">
            <text:p>factor que asocia porcentaje de para gastos de representacion segun cargo. Cargo 2 = Vicerrect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evo_GR(S,I,V) :- V is S*(1+I).</text:p>
          </table:table-cell>
          <table:table-cell office:value-type="string" calcext:value-type="string">
            <text:p>Operacion para aumento sobre gastos de representacion, recibe S salario segun caRgo, I porcentaje de aumen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ametro_auxilio_trans(2016,153274,5928700).</text:p>
          </table:table-cell>
          <table:table-cell office:value-type="string" calcext:value-type="string">
            <text:p>Tope y valor de auxilio de transporte para 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xilio_transporte(S,P,DL,V) :- parametro_auxilio_trans(P,VA,TO), (S @&gt;= TO -&gt; V is 0 ; <text:s/>V is (DL/30)*VA).</text:p>
          </table:table-cell>
          <table:table-cell office:value-type="string" calcext:value-type="string">
            <text:p>Operacion de auxilio de transporte. Recibe S, salario, P periodo, DL dias a liquidar. Si S es mayor al tope, el auxilio es 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gr(2016,218, 0.30).</text:p>
          </table:table-cell>
          <table:table-cell office:value-type="string" calcext:value-type="string">
            <text:p>factor que asocia porcentaje de para gastos de representacion segun cargo. Cargo 5 = decano_de_universida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gr(2016,263, 0.50).</text:p>
          </table:table-cell>
          <table:table-cell office:value-type="string" calcext:value-type="string">
            <text:p>factor que asocia porcentaje de para gastos de representacion segun cargo. Cargo 3 = Vicerrector_academic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gr(2016,264, 0.50).</text:p>
          </table:table-cell>
          <table:table-cell office:value-type="string" calcext:value-type="string">
            <text:p>factor que asocia porcentaje de para gastos de representacion segun cargo. Cargo 4 = Vicerrector_admin_financier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(S,DL,M,P,C,V) :- <text:s/>periodo_liq_gastosrep(M), porcentaje_gr(P,C,A),V is ((S*A)*(DL/30) rnd 0).</text:p>
          </table:table-cell>
          <table:table-cell office:value-type="string" calcext:value-type="string">
            <text:p>Operacion para gastos de representacion, recibe S salario segun cargo, DL dias a liqudar, C cargo (id cargo), devuelve 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ametro_auxilio_ali(2016,140932,5928700).</text:p>
          </table:table-cell>
          <table:table-cell office:value-type="string" calcext:value-type="string">
            <text:p>Tope y valor de auxilio de alimentaciÃ³n para 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bsidio_alimentacion(S,P,DL,V) :- parametro_auxilio_ali(P,VA,TO), (S @&gt;= TO -&gt; V is 0 ; <text:s/>V is (DL/30)*VA).</text:p>
          </table:table-cell>
          <table:table-cell office:value-type="string" calcext:value-type="string">
            <text:p>Operacion de auxilio de alimentos. Recibe S, salario, P periodo, DL dias a liquidar. Si S es mayor al tope, el auxilio es 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pa(2016, 1, 0).</text:p>
          </table:table-cell>
          <table:table-cell office:value-type="string" calcext:value-type="string">
            <text:p>Porcentaje para prima antiguedad. Segun rango de dias, existe un porcentaj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pa(2016,2,0.03).</text:p>
          </table:table-cell>
          <table:table-cell office:value-type="string" calcext:value-type="string">
            <text:p>Porcentaje para prima antiguedad. Segun rango de dias, existe un porcentaj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pa(2016,3,0.05).</text:p>
          </table:table-cell>
          <table:table-cell office:value-type="string" calcext:value-type="string">
            <text:p>Porcentaje para prima antiguedad. Segun rango de dias, existe un porcentaj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pa(2016,4,0.07).</text:p>
          </table:table-cell>
          <table:table-cell office:value-type="string" calcext:value-type="string">
            <text:p>Porcentaje para prima antiguedad. Segun rango de dias, existe un porcentaj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ses_laborados(A1,M1,D1,A2,M2,D2,V) :- A is (A2 - A1) * 12, (D2 @&lt; D1 -&gt; M is (M2 - M1) - 1; M is M2 - M1), V is A + M.</text:p>
          </table:table-cell>
          <table:table-cell office:value-type="string" calcext:value-type="string">
            <text:p>Operacion para hallar los meses entre la fecha actual y la fecha de ingreso de funcionario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as_laborados(A1,M1,D1,A2,M2,D2, V) :- meses_laborados(A1,M1,D1,A2,M2,D2, D), V is (D * 30).</text:p>
          </table:table-cell>
          <table:table-cell office:value-type="string" calcext:value-type="string">
            <text:p>Segun los meses laborados, calcula los dÃ­as laborados por funcionari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as_pa(DT,DPA) :- (DT @&gt; 0, DT @=&lt; 1440 -&gt; DPA is 1; DT @&gt;= 1441, DT @=&lt; 3240 -&gt; DPA is 2 ; DT @&gt;= 3241, DT @=&lt; 5040 -&gt; DPA is 3; DT @&gt;= 5041, DT @=&lt; 99999 -&gt; DPA is 4; DPA is 0).</text:p>
          </table:table-cell>
          <table:table-cell office:value-type="string" calcext:value-type="string">
            <text:p>CÃ¡lculo del porcentaje de prima de antiguedad segun los dias laborado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ps(2016,3, 0.05).</text:p>
          </table:table-cell>
          <table:table-cell office:value-type="string" calcext:value-type="string">
            <text:p>Porcentaje para prima secretarial. Segun rango de dias, existe un porcentaj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ps(2016,4, 0.07).</text:p>
          </table:table-cell>
          <table:table-cell office:value-type="string" calcext:value-type="string">
            <text:p>Porcentaje para prima secretarial. Segun rango de dias, existe un porcentaj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ps(2016,5, 0.09).</text:p>
          </table:table-cell>
          <table:table-cell office:value-type="string" calcext:value-type="string">
            <text:p>Porcentaje para prima secretarial. Segun rango de dias, existe un porcentaj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pension(2016,1, 0.04).</text:p>
          </table:table-cell>
          <table:table-cell office:value-type="string" calcext:value-type="string">
            <text:p>Porcentaje de pension para 1 = funcionario en 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pension(2016,2, 0.125).</text:p>
          </table:table-cell>
          <table:table-cell office:value-type="string" calcext:value-type="string">
            <text:p>Porcentaje de pension para 2 = UD en 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_salud(TD,P,V) :- salud_fun(TD,P,SF), salud_ud(TD,P,SU), V is SF + SU.</text:p>
          </table:table-cell>
          <table:table-cell office:value-type="string" calcext:value-type="string">
            <text:p>Salud total. TD es el total devengado por la persona, P period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nsion_ud(TD,P,V) :- porcentaje_pension(P,2,PF), V is (TD * PF rnd 0).</text:p>
          </table:table-cell>
          <table:table-cell office:value-type="string" calcext:value-type="string">
            <text:p>Pension por UD. TD es el total devengado por la persona, P period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fondo(TD,SM,PF) :- LI is 16 * SM, LS is 17 * SM, (TD @&gt;= LI, TD @&lt; LS <text:s/>-&gt; PF is 0.012).</text:p>
          </table:table-cell>
          <table:table-cell office:value-type="string" calcext:value-type="string">
            <text:p>Porcentaje para fondo de solidarida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fondo(TD,SM,PF) :- LI is 18 * SM, LS is 19 * SM, (TD @&gt;= LI, TD @&lt; LS <text:s/>-&gt; PF is 0.016).</text:p>
          </table:table-cell>
          <table:table-cell office:value-type="string" calcext:value-type="string">
            <text:p>Porcentaje para fondo de solidarida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fondo(TD,SM,PF) :- LI is 19 * SM, LS is 20 * SM, (TD @&gt;= LI, TD @=&lt; LS <text:s/>-&gt; PF is 0.018).</text:p>
          </table:table-cell>
          <table:table-cell office:value-type="string" calcext:value-type="string">
            <text:p>Porcentaje para fondo de solidarida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fondo(TD,SM,PF) :- LI is 20 * SM, (TD @&gt; LI -&gt; PF is 0.02).</text:p>
          </table:table-cell>
          <table:table-cell office:value-type="string" calcext:value-type="string">
            <text:p>Porcentaje para fondo de solidarida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ps(2016,1, 0).</text:p>
          </table:table-cell>
          <table:table-cell office:value-type="string" calcext:value-type="string">
            <text:p>Porcentaje para prima secretarial. Segun rango de dias, existe un porcentaj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_salud(TD,P,V) :- salud_fun(TD,P,SF), salud_ud(TD,P,SU), V is SF + SU.</text:p>
          </table:table-cell>
          <table:table-cell office:value-type="string" calcext:value-type="string">
            <text:p>Salud total. TD es el total devengado por la persona, P period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ps(2016,2, 0.03).</text:p>
          </table:table-cell>
          <table:table-cell office:value-type="string" calcext:value-type="string">
            <text:p>Porcentaje para prima secretarial. Segun rango de dias, existe un porcentaj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lario_minimo(2017, 737717).</text:p>
          </table:table-cell>
          <table:table-cell office:value-type="string" calcext:value-type="string">
            <text:p>Salario minimo mensual vigen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fo_concepto(X,T,P,N,R):- concepto(X,T,Y,N,Z,P), ((Y==fijo)-&gt;(R is Z)).</text:p>
          </table:table-cell>
          <table:table-cell office:value-type="string" calcext:value-type="string">
            <text:p>Informacion concep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_salud(exterior_familia, 2016,0.015).</text:p>
          </table:table-cell>
          <table:table-cell office:value-type="string" calcext:value-type="string">
            <text:p>Salud por UD. TD es el total devengado por la persona, P period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salud(P, V):-seg_social(exterior_familia,_,_,_,_,_,_), p_salud(exterior_familia,P,PP), V is PP.</text:p>
          </table:table-cell>
          <table:table-cell office:value-type="string" calcext:value-type="string">
            <text:p>Porcentaje de salud para 1 = funcionario en 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salud(P,V):- \+(seg_social(exterior_familia,_,_,_,_,_,_))-&gt; p_salud(otro,P,PP), V is PP.</text:p>
          </table:table-cell>
          <table:table-cell office:value-type="string" calcext:value-type="string">
            <text:p>Porcentaje de salud para 2 = UD en 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(prueba, devengo, porcentaje, salud,0.5 , 2016).</text:p>
          </table:table-cell>
          <table:table-cell office:value-type="string" calcext:value-type="string">
            <text:p>Regla de prueb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sb(2).</text:p>
          </table:table-cell>
          <table:table-cell office:value-type="string" calcext:value-type="string">
            <text:p>Periodo a liquidar y dias a los que correpsonde. 2 es 30 días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sb(0).</text:p>
          </table:table-cell>
          <table:table-cell office:value-type="string" calcext:value-type="string">
            <text:p>Periodo a liquidar y dias a los que corresponde. 0 es 15 dias de primera quincena del mes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sb(3).</text:p>
          </table:table-cell>
          <table:table-cell office:value-type="string" calcext:value-type="string">
            <text:p>Periodo a liquidar y dias a los que corresponde. 3 es mes de junio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sb(1).</text:p>
          </table:table-cell>
          <table:table-cell office:value-type="string" calcext:value-type="string">
            <text:p>Periodo a liquidar y dias a los que corresponde. 1 es 15 dias de la segunda quincena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gastosrep(1).</text:p>
          </table:table-cell>
          <table:table-cell office:value-type="string" calcext:value-type="string">
            <text:p>Periodo para el cual se debe hallar el concepto de gastos de representacion. Si es 1, es fin de mes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gastosrep(2).</text:p>
          </table:table-cell>
          <table:table-cell office:value-type="string" calcext:value-type="string">
            <text:p>Periodo para el cual se debe hallar el concepto de gastos de representacion. Si es 2, es liquidacion a 30 dias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gastosrep(3).</text:p>
          </table:table-cell>
          <table:table-cell office:value-type="string" calcext:value-type="string">
            <text:p>Periodo para el cual se debe hallar el concepto de gastos de representacion. Si es 3, junio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bonserv(2).</text:p>
          </table:table-cell>
          <table:table-cell office:value-type="string" calcext:value-type="string">
            <text:p>Periodo para el cual se debe hallar el concepto de gastos de representacion. Es 5 pues es anual, segun el empleado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primaant(1).</text:p>
          </table:table-cell>
          <table:table-cell office:value-type="string" calcext:value-type="string">
            <text:p>Periodo para el cual se debe hallar el concepto de prima de antiguedad. Si es 1, es la segunda quincena del m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primaant(2).</text:p>
          </table:table-cell>
          <table:table-cell office:value-type="string" calcext:value-type="string">
            <text:p>Periodo para el cual se debe hallar el concepto de prima de antiguedad. Si es 2, son los 30 dias del m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primaant(3).</text:p>
          </table:table-cell>
          <table:table-cell office:value-type="string" calcext:value-type="string">
            <text:p>Periodo para el cual se debe hallar el concepto de prima de antiguedad. Si es 3, es juni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primsec(1).</text:p>
          </table:table-cell>
          <table:table-cell office:value-type="string" calcext:value-type="string">
            <text:p>Periodo para el cual se debe hallar el concepto de prima secretarial. Si es 1, es la segunda quincena del mes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cretario(84).</text:p>
          </table:table-cell>
          <table:table-cell office:value-type="string" calcext:value-type="string">
            <text:p>Ids de cargo de secretari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bonserv(3).</text:p>
          </table:table-cell>
          <table:table-cell office:value-type="string" calcext:value-type="string">
            <text:p>Periodo de liquidacion para bonificacion por servicio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bonserv(1).</text:p>
          </table:table-cell>
          <table:table-cell office:value-type="string" calcext:value-type="string">
            <text:p>Operacion para gastos de representacion, para manejar excepcion de cargos que no apliqu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(S,M,DL,V):- <text:s/>periodo_sb(M), V is ((DL/30)*S rnd 0).</text:p>
          </table:table-cell>
          <table:table-cell office:value-type="string" calcext:value-type="string">
            <text:p>OperaciÃ³n para hallar salario basico, recibiendo S (Salario del cargo del funcionario), DL (dias a liquidar) y retornando V como resultad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c_obli_planta(fondoSolidaridad, TD, P,M, V):- fondo_solidaridad_fun(TD,P,M,V).</text:p>
          </table:table-cell>
          <table:table-cell office:value-type="string" calcext:value-type="string">
            <text:p>Regla general 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ima_tecnica(S,DL,M,V) :- porcentaje_pt(PT),periodo_primatec(M), X is PT/ 100, V is ((S*X) * (DL/30) rnd 0).</text:p>
          </table:table-cell>
          <table:table-cell office:value-type="string" calcext:value-type="string">
            <text:p>Operacion para prima tecnica. Recibe S salario por cargo, DL dias a liquidar. P % prima tecnica por funcionario. Devuelve 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lica_ingreso_retencion(11).</text:p>
          </table:table-cell>
          <table:table-cell office:value-type="string" calcext:value-type="string">
            <text:p>El concepto 11 aplica para ingreso en retefuen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lica_ingreso_retencion(1174).</text:p>
          </table:table-cell>
          <table:table-cell office:value-type="string" calcext:value-type="string">
            <text:p>El concepto 1174 aplica para ingreso en retefuen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lica_ingreso_retencion(111).</text:p>
          </table:table-cell>
          <table:table-cell office:value-type="string" calcext:value-type="string">
            <text:p>El concepto 111 aplica para ingreso en retefuen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lica_ingreso_retencion(129).</text:p>
          </table:table-cell>
          <table:table-cell office:value-type="string" calcext:value-type="string">
            <text:p>El concepto 129 aplica para ingreso en retefuen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lica_ingreso_retencion(1175).</text:p>
          </table:table-cell>
          <table:table-cell office:value-type="string" calcext:value-type="string">
            <text:p>El concepto 1175 aplica para ingreso en retefuen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lica_deduccion_retencion(239).</text:p>
          </table:table-cell>
          <table:table-cell office:value-type="string" calcext:value-type="string">
            <text:p>El concepto 239 aplica para deduccion en retefuen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lica_deduccion_retencion(290).</text:p>
          </table:table-cell>
          <table:table-cell office:value-type="string" calcext:value-type="string">
            <text:p>EL concepto 290 aplica para deducción en retefuen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lica_deduccion_retencion(291).</text:p>
          </table:table-cell>
          <table:table-cell office:value-type="string" calcext:value-type="string">
            <text:p>EL concepto 291 aplica para deduccion en retefuen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justar_deducciones(AD):- ingreso_retencion(IR),deduccion_salud(DS), deduccion_pen_vol(DPV), valor_uvt(2017, VU), Y is ((IR * 0.30) rnd 0), X is DS + DPV, Z is X / VU, (X@&gt;=Y -&gt; (Z@&gt;=316.66 -&gt; AD is ((VU * 316.66 )rnd 0);AD is X); AD is DPV).</text:p>
          </table:table-cell>
          <table:table-cell office:value-type="string" calcext:value-type="string">
            <text:p>Ajusto de deduccion, si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lcular_alivio_beneficiario(CAB):-beneficiario(si), ingreso_retencion(IR), valor_uvt(2017, VU), X is (IR * 0.10 rnd 0), Y is X / VU, (Y@&gt;=32 -&gt; CAB is VU * 32;CAB is X).</text:p>
          </table:table-cell>
          <table:table-cell office:value-type="string" calcext:value-type="string">
            <text:p>Alivio de retención en la fuente, si empleado cuenta con beneficiario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lica_deduccion_penvol_retencion(2173).</text:p>
          </table:table-cell>
          <table:table-cell office:value-type="string" calcext:value-type="string">
            <text:p>Hecho para parametrizar concepto que se debe consultar para pagos de pensión voluntar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lcular_alivio_vivienda(CAV):- intereses_vivienda(IV), valor_uvt(2017, VU), Y is IV / VU, (Y@&gt;=100 -&gt; CAV is VU * 100; CAV is IV).</text:p>
          </table:table-cell>
          <table:table-cell office:value-type="string" calcext:value-type="string">
            <text:p>Alivio de retención en la fuente, si empleado cuenta con interés de viviend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lcular_alivio_salud_prepagada(CSP):- salud_prepagada(SP), valor_uvt(2017, VU), Y is SP / VU, (Y@&gt;=16 -&gt; CSP is VU * 16; CSP is SP).</text:p>
          </table:table-cell>
          <table:table-cell office:value-type="string" calcext:value-type="string">
            <text:p>Alivio de retención en la fuente, si empleado cuenta con pagos de salud prepagad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lcular_alivios(B,V,SP,D):- calcular_alivio_beneficiario(CAB), B is CAB, calcular_alivio_vivienda(CIV), V is CIV, calcular_alivio_salud_prepagada(CSP), SP is CSP.</text:p>
          </table:table-cell>
          <table:table-cell office:value-type="string" calcext:value-type="string">
            <text:p>Regla general para alivios de retefuen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pe_deduccion(TD):- ingreso_retencion(IR), TD is IR * 0.40.</text:p>
          </table:table-cell>
          <table:table-cell office:value-type="string" calcext:value-type="string">
            <text:p>Tope de deduccion para empleado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alor_retencion(VR):- porcentaje_diciembre(PD),ingreso_retencion(IR), definitivo_deduccion(DD), tope_deduccion(TD), (DD@&gt;=TD-&gt; X is TD; X is DD),G is ((IR - X) * 0.75), VR is (((G * PD)/ 100) rnd 0). <text:s/></text:p>
          </table:table-cell>
          <table:table-cell office:value-type="string" calcext:value-type="string">
            <text:p>Calculo de valor de retenc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quidacion_planta(salarioBase,S,M,DL,P,C,DLA,V):- sb(S,M,DL,V).</text:p>
          </table:table-cell>
          <table:table-cell office:value-type="string" calcext:value-type="string">
            <text:p>Regla general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primsec(2).</text:p>
          </table:table-cell>
          <table:table-cell office:value-type="string" calcext:value-type="string">
            <text:p>Periodo para el cual se debe hallar el concepto de prima secretarial. Si es 2, 30 dias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cretario(105).</text:p>
          </table:table-cell>
          <table:table-cell office:value-type="string" calcext:value-type="string">
            <text:p>Id de cargos de secretari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cretario(110).</text:p>
          </table:table-cell>
          <table:table-cell office:value-type="string" calcext:value-type="string">
            <text:p>Id de cargos de secretario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n_ser(S,DL,M,P,DLA,C,V) :- periodo_liq_bonserv(M),gr(S,DL,M,P,C,GR), prima_ant(S,DL,M,P,DLA,PA), V is ((S + GR + PA) * 0.35 rnd 0).</text:p>
          </table:table-cell>
          <table:table-cell office:value-type="string" calcext:value-type="string">
            <text:p>Operacion bonificacion por servicios SI cargo del funcionario posee gastos de representacion. 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primatec(1).</text:p>
          </table:table-cell>
          <table:table-cell office:value-type="string" calcext:value-type="string">
            <text:p>Periodo de liquidación para prima técnica. 1 es segunda quincena del mes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primatec(3).</text:p>
          </table:table-cell>
          <table:table-cell office:value-type="string" calcext:value-type="string">
            <text:p>Periodo de liquidación para prima técnica. 3 es juni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gr(2016,265, 0.50).</text:p>
          </table:table-cell>
          <table:table-cell office:value-type="string" calcext:value-type="string">
            <text:p>Porcentaje de gastos de representación para cargo 2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fo_concepto(X,T,P,N,R):- concepto(X,T,Y,N,Z,P),((Y==porcentaje)-&gt;(salario_base(V),valor_pago(V, F), R is F * (Z/100))).</text:p>
          </table:table-cell>
          <table:table-cell office:value-type="string" calcext:value-type="string">
            <text:p>Regla para calculo de novedades porcentua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alor_pago(S,V):- tipo_nomina(0), V is ((15/30)*S rnd 0).</text:p>
          </table:table-cell>
          <table:table-cell office:value-type="string" calcext:value-type="string">
            <text:p>Regla para salario base según tipo de nomina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alor_pago(S,V):- tipo_nomina(2), V is ((30/30)*S rnd 0).</text:p>
          </table:table-cell>
          <table:table-cell office:value-type="string" calcext:value-type="string">
            <text:p>Regla para salario base según tipo de nomina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ima_ant(S,DL,M,P,DLA,V) :- periodo_liq_primaant(M), dias_pa(DLA,DP), porcentaje_pa(P,DP,PA), V is ((S * PA) * (DL/30) rnd 0).</text:p>
          </table:table-cell>
          <table:table-cell office:value-type="string" calcext:value-type="string">
            <text:p>Operacion prima antiguedad. Recibe S salario, DL dias liquidar, P periodo. Ffecha ingreso funcionario y fecha actu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primatec(2).</text:p>
          </table:table-cell>
          <table:table-cell office:value-type="string" calcext:value-type="string">
            <text:p>Periodo de liquidación para prima técnica. 2 es mes completo (30 dias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gastosrep(4).</text:p>
          </table:table-cell>
          <table:table-cell office:value-type="string" calcext:value-type="string">
            <text:p>Periodo para el cual se debe hallar el concepto de gastos de representacion. Si es 4, es prima de vacacion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primaant(4).</text:p>
          </table:table-cell>
          <table:table-cell office:value-type="string" calcext:value-type="string">
            <text:p>Periodo para el cual se debe hallar el concepto de prima de antiguedad. Si es 4, prima vacacion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sb(4).</text:p>
          </table:table-cell>
          <table:table-cell office:value-type="string" calcext:value-type="string">
            <text:p>Periodo a liquidar y dias a los que corresponde. 4 es prima vacacion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primatec(6).</text:p>
          </table:table-cell>
          <table:table-cell office:value-type="string" calcext:value-type="string">
            <text:p>Periodo de liquidación para prima técnica. 4 es diciemb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n_ser(S,DL,M,P,DLA,C,V) :- esAnual(si),periodo_liq_bonserv(M), \+(gr(S,DL,M,P,C,GR)) -&gt; GR is 0, prima_ant(S,DL,M,P,DLA,PA), V is ((S + GR + PA) * 0.35 rnd 0).</text:p>
          </table:table-cell>
          <table:table-cell office:value-type="string" calcext:value-type="string">
            <text:p>Regla para bonificación por servicios si funcionario no posee gastos de representació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primatec(0).</text:p>
          </table:table-cell>
          <table:table-cell office:value-type="string" calcext:value-type="string">
            <text:p>Periodo de liquidación para prima técnica. 0 es primera quincena del m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alor_pago(S,V):- tipo_nomina(1), V is ((15/30)*S rnd 0).</text:p>
          </table:table-cell>
          <table:table-cell office:value-type="string" calcext:value-type="string">
            <text:p>Regla para salario base según tipo de nomina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vengo(0,prueba).</text:p>
          </table:table-cell>
          <table:table-cell office:value-type="string" calcext:value-type="string">
            <text:p>Regla de prueba para los devengos que deben ser tomados en cuenta en pagos de salud y pens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8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18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39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51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52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57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60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61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quidacion_planta(primaAnt,S,M,DL,P,C,DLA,V):-prima_ant(S,DL,M,P,DLA,V). </text:p>
          </table:table-cell>
          <table:table-cell office:value-type="string" calcext:value-type="string">
            <text:p>Regla general 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quidacion_planta(bonServ,S,M,DL,P,C,DLA,V):- bon_ser(S,DL,M,P,DLA,C,V). </text:p>
          </table:table-cell>
          <table:table-cell office:value-type="string" calcext:value-type="string">
            <text:p>Regla general 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quidacion_planta(priTec,S,M,DL,P,C,DLA,V):- prima_tecnica(S,DL,M,V). </text:p>
          </table:table-cell>
          <table:table-cell office:value-type="string" calcext:value-type="string">
            <text:p>Regla general 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68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74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horasExtras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78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177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179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195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01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02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06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09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asigAdicDec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14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25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26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27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30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32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quidacion_planta(gastosRep,S,M,DL,P,C,DLA,V):-gr(S,DL,M,P,C,V). </text:p>
          </table:table-cell>
          <table:table-cell office:value-type="string" calcext:value-type="string">
            <text:p>Regla general 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quidacion_planta(primaSecr,S,M,DL,P,C,DLA,V):- prima_secretarial(S,P,C,M,DLA,V). </text:p>
          </table:table-cell>
          <table:table-cell office:value-type="string" calcext:value-type="string">
            <text:p>Regla general 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lica_gastos_rep(12).</text:p>
          </table:table-cell>
          <table:table-cell office:value-type="string" calcext:value-type="string">
            <text:p>Hecho para parametrizar concepto que se debe consultar para pagos de gastos de representac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duccion_gastos_rep_rector(DGR):- cargo(1), ingreso_retencion(IR), valor_gastos_rep(G), DGR is IR - G. </text:p>
          </table:table-cell>
          <table:table-cell office:value-type="string" calcext:value-type="string">
            <text:p>Calculo de deduccion de gastos de representación; aplica para rect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ima_secretarial(S,P,C,M,DLA,V) :- secretario(C), periodo_liq_primsec(M), (DLA @&gt; 0, DLA @=&lt; 360 -&gt; Z is 1 ; DLA @&gt;= 361, DLA @=&lt; 1080 -&gt; Z is 2 ; DLA @&gt;= 1081, DLA @=&lt; 2880 -&gt; Z is 3; DLA @&gt;= 2881, DLA @=&lt; 5400 -&gt; Z is 4; DLA @&gt;5401 -&gt; Z is 5; Z is 1), porcentaje_ps(P,Z,A), V is (S*A rnd 0).</text:p>
          </table:table-cell>
          <table:table-cell office:value-type="string" calcext:value-type="string">
            <text:p>Prima semestral. Recibe S salario, P periodo, fecha ingreso de funcionario y fecha actu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ndo_solidaridad_fun(TD,P,M,V) :- periodo_liq_fondo(M),salario_minimo(P,SM),porcentaje_fondo(TD, SM, PF), V is (PF * TD) approach 100. </text:p>
          </table:table-cell>
          <table:table-cell office:value-type="string" calcext:value-type="string">
            <text:p>Operacion para fondo de solidaridad, recibe total devengado y salario minimo vigen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39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ceava_bs(N,D,V):- bonificacion_servicio_ps(N,X), V is ((X/12) * (D/30) rnd 0).</text:p>
          </table:table-cell>
          <table:table-cell office:value-type="string" calcext:value-type="string">
            <text:p>Doceava bonificacion por servicios adm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ceava_pv(N,V) :- prima_vacaciones(N,X), V is (X/12 rnd 0).</text:p>
          </table:table-cell>
          <table:table-cell office:value-type="string" calcext:value-type="string">
            <text:p>Doceava prima vacacion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ceava(N,V):-bonificacion_servicio(N,X), V is (X/12 rnd 0).</text:p>
          </table:table-cell>
          <table:table-cell office:value-type="string" calcext:value-type="string">
            <text:p>Doceava bonificacion por servicio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_bon_serv_dic(129).</text:p>
          </table:table-cell>
          <table:table-cell office:value-type="string" calcext:value-type="string">
            <text:p>Concepto que debe ser buscado en prima de diciemb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_bon_serv_dic(1195).</text:p>
          </table:table-cell>
          <table:table-cell office:value-type="string" calcext:value-type="string">
            <text:p>Concepto que debe ser buscado en prima de diciemb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_bon_serv_dic(139).</text:p>
          </table:table-cell>
          <table:table-cell office:value-type="string" calcext:value-type="string">
            <text:p>Concepto que debe ser buscado en prima de diciemb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_bon_serv_ps(129).</text:p>
          </table:table-cell>
          <table:table-cell office:value-type="string" calcext:value-type="string">
            <text:p>Concepto que debe ser buscado en prima semestr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_bon_serv_ps(1195).</text:p>
          </table:table-cell>
          <table:table-cell office:value-type="string" calcext:value-type="string">
            <text:p>Concepto que debe ser buscado en prima semestr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_bon_serv_ps(139).</text:p>
          </table:table-cell>
          <table:table-cell office:value-type="string" calcext:value-type="string">
            <text:p>Concepto que debe ser buscado en prima semestr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ceava_ps(N,V):- prima_servicios(N,X), V is (X/12 rnd 0).</text:p>
          </table:table-cell>
          <table:table-cell office:value-type="string" calcext:value-type="string">
            <text:p>Doceava prima semestr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ectacion_seguridad(incapacidad_laboral).</text:p>
          </table:table-cell>
          <table:table-cell office:value-type="string" calcext:value-type="string">
            <text:p>Regla para tener en cuenta la incapacidad laboral en la afectación de seguridad soci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ectacion_seguridad(incapacidad_general).</text:p>
          </table:table-cell>
          <table:table-cell office:value-type="string" calcext:value-type="string">
            <text:p>Regla para tener en cuenta la incapacidad laboral en la afectacin de seguridad soci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_salud(otro, 2016,0.04).</text:p>
          </table:table-cell>
          <table:table-cell office:value-type="string" calcext:value-type="string">
            <text:p>Porcentaje de salud para 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gr(2017,3, 0.20).</text:p>
          </table:table-cell>
          <table:table-cell office:value-type="string" calcext:value-type="string">
            <text:p>factor que asocia porcentaje de para gastos de representacion segun cargo. Cargo 6 = secretario_gener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gr(2017,1, 0.50).</text:p>
          </table:table-cell>
          <table:table-cell office:value-type="string" calcext:value-type="string">
            <text:p>factor que asocia porcentaje de para gastos de representacion segun cargo. Cargo 1 = rect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gr(2017,2, 0.50).</text:p>
          </table:table-cell>
          <table:table-cell office:value-type="string" calcext:value-type="string">
            <text:p>factor que asocia porcentaje de para gastos de representacion segun cargo. Cargo 2 = Vicerrect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gr(2017,218, 0.30).</text:p>
          </table:table-cell>
          <table:table-cell office:value-type="string" calcext:value-type="string">
            <text:p>factor que asocia porcentaje de para gastos de representacion segun cargo. Cargo 5 = decano_de_universida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gr(2017,263, 0.50).</text:p>
          </table:table-cell>
          <table:table-cell office:value-type="string" calcext:value-type="string">
            <text:p>factor que asocia porcentaje de para gastos de representacion segun cargo. Cargo 3 = Vicerrector_academic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gr(2017,265, 0.50).</text:p>
          </table:table-cell>
          <table:table-cell office:value-type="string" calcext:value-type="string">
            <text:p>Porcentaje de gastos de representación para cargo 2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gr(2017,264, 0.50).</text:p>
          </table:table-cell>
          <table:table-cell office:value-type="string" calcext:value-type="string">
            <text:p>factor que asocia porcentaje de para gastos de representacion segun cargo. Cargo 4 = Vicerrector_admin_financier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pa(2017, 1, 0).</text:p>
          </table:table-cell>
          <table:table-cell office:value-type="string" calcext:value-type="string">
            <text:p>Porcentaje para prima antiguedad. Segun rango de dias, existe un porcentaj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pa(2017,2,0.03).</text:p>
          </table:table-cell>
          <table:table-cell office:value-type="string" calcext:value-type="string">
            <text:p>Porcentaje para prima antiguedad. Segun rango de dias, existe un porcentaj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pa(2017,3,0.05).</text:p>
          </table:table-cell>
          <table:table-cell office:value-type="string" calcext:value-type="string">
            <text:p>Porcentaje para prima antiguedad. Segun rango de dias, existe un porcentaj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pa(2017,4,0.07).</text:p>
          </table:table-cell>
          <table:table-cell office:value-type="string" calcext:value-type="string">
            <text:p>Porcentaje para prima antiguedad. Segun rango de dias, existe un porcentaj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ps(2017,1, 0).</text:p>
          </table:table-cell>
          <table:table-cell office:value-type="string" calcext:value-type="string">
            <text:p>Porcentaje para prima secretarial. Segun rango de dias, existe un porcentaj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ps(2017,2, 0.03).</text:p>
          </table:table-cell>
          <table:table-cell office:value-type="string" calcext:value-type="string">
            <text:p>Porcentaje para prima secretarial. Segun rango de dias, existe un porcentaj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ps(2017,3, 0.05).</text:p>
          </table:table-cell>
          <table:table-cell office:value-type="string" calcext:value-type="string">
            <text:p>Porcentaje para prima secretarial. Segun rango de dias, existe un porcentaj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ps(2017,4, 0.07).</text:p>
          </table:table-cell>
          <table:table-cell office:value-type="string" calcext:value-type="string">
            <text:p>Porcentaje para prima secretarial. Segun rango de dias, existe un porcentaj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ps(2017,5, 0.09).</text:p>
          </table:table-cell>
          <table:table-cell office:value-type="string" calcext:value-type="string">
            <text:p>Porcentaje para prima secretarial. Segun rango de dias, existe un porcentaj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pension(2017,1, 0.04).</text:p>
          </table:table-cell>
          <table:table-cell office:value-type="string" calcext:value-type="string">
            <text:p>Porcentaje de pension para 1 = funcionario en 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pension(2017,2, 0.125).</text:p>
          </table:table-cell>
          <table:table-cell office:value-type="string" calcext:value-type="string">
            <text:p>Porcentaje de pension para 2 = UD en 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_salud(exterior_familia, 2017,0.015).</text:p>
          </table:table-cell>
          <table:table-cell office:value-type="string" calcext:value-type="string">
            <text:p>Salud por UD. TD es el total devengado por la persona, P period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(prueba, devengo, porcentaje, salud,0.5 , 2017).</text:p>
          </table:table-cell>
          <table:table-cell office:value-type="string" calcext:value-type="string">
            <text:p>Regla de prueb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_salud(otro, 2017,0.04).</text:p>
          </table:table-cell>
          <table:table-cell office:value-type="string" calcext:value-type="string">
            <text:p>Porcentaje de salud para 2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fo_concepto(X,T,P,N,R):- concepto(X,T,Y,N,Z,P), ((Y==seguridad_social)-&gt;(R is Z)).</text:p>
          </table:table-cell>
          <table:table-cell office:value-type="string" calcext:value-type="string">
            <text:p>Para tener en cuenta conceptos de seguridad soci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c_obli_planta(salud, TD, P,M, V):- salud_fun(TD,P,M,V).</text:p>
          </table:table-cell>
          <table:table-cell office:value-type="string" calcext:value-type="string">
            <text:p>Regla general 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c_obli_planta(pension, TD, P,M, V):- pension_fun(TD,P,M,V).</text:p>
          </table:table-cell>
          <table:table-cell office:value-type="string" calcext:value-type="string">
            <text:p>Regla general 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finitivo_deduccion(DD):- alivio_ben(AB), alivio_vin(AV), alivio_salud(AS), DD is AB + AV + AS.</text:p>
          </table:table-cell>
          <table:table-cell office:value-type="string" calcext:value-type="string">
            <text:p>sasd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090" meta:object-count="0"/>
    <meta:generator>LibreOffice/5.0.6.2$Linux_X86_64 LibreOffice_project/00$Build-2</meta:generator>
  </office:meta>
</office:document-meta>
</file>